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erif" fo:font-size="11.25pt"/>
    </style:style>
    <style:style style:name="P2" style:family="paragraph" style:parent-style-name="Standard">
      <style:text-properties style:font-name="serif" fo:font-size="11.25pt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3.2.1 Para cada uno de los adaptadores vistos en el apartado anterior, compara precios entre dos ó tres adaptadores del mismo tipo (USB, PCMCIA, PCI, PCI Express y PowerLine) indicando foto del dispositivo, marca, modelo, características, precio y enlace dónde has encontrado dicha información.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20-01-08T15:50:48.220670499</meta:creation-date>
    <dc:date>2020-01-08T15:53:42.927002821</dc:date>
    <dc:creator>I116-05 </dc:creator>
    <meta:editing-duration>PT2M55S</meta:editing-duration>
    <meta:editing-cycles>1</meta:editing-cycles>
    <meta:document-statistic meta:table-count="0" meta:image-count="0" meta:object-count="0" meta:page-count="1" meta:paragraph-count="1" meta:word-count="44" meta:character-count="294" meta:non-whitespace-character-count="251"/>
    <meta:generator>LibreOffice/6.0.4.1$Linux_X86_64 LibreOffice_project/00m0$Build-1</meta:generator>
  </office:meta>
</office:document-meta>
</file>